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3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text-properties style:font-name="Helvetica" fo:font-size="13.0pt" fo:color="#343434" fo:background-color="#eaeaea"/>
    </style:style>
    <style:style style:name="P4" style:family="paragraph" style:parent-style-name="Standard">
      <style:text-properties style:font-name="Helvetica" fo:font-size="13.0pt" fo:color="#343434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DDL</text:span><text:s/>FOR ESHOP</text:p>
      <text:p text:style-name="P2"/>
      <table:table table:name="Table1" table:style-name="Table1">
        <table:table-column table:style-name="TableColumn1"/>
        <table:table-row>
          <table:table-cell table:style-name="TableCell1">
            <text:p text:style-name="P3"><text:span text:style-name="T2"/></text:p>
          </table:table-cell>
        </table:table-row>
      </table:table>
      <text:p text:style-name="P4"><text:span text:style-name="T2">CREATE TABLE `Users` (</text:span></text:p>
      <text:p text:style-name="P4"><text:span text:style-name="T2"> `id` int(11) NOT NULL AUTO_INCREMENT,</text:span></text:p>
      <text:p text:style-name="P4"><text:span text:style-name="T2"> `username` varchar(255) NOT NULL,</text:span></text:p>
      <text:p text:style-name="P4"><text:span text:style-name="T2"> `password` varchar(255) NOT NULL,</text:span></text:p>
      <text:p text:style-name="P4"><text:span text:style-name="T2"> `firstname` varchar(255) NOT NULL,</text:span></text:p>
      <text:p text:style-name="P4"><text:span text:style-name="T2"> `lastname` varchar(255) NOT NULL,</text:span></text:p>
      <text:p text:style-name="P4"><text:span text:style-name="T2"> `email` varchar(255) NOT NULL,</text:span></text:p>
      <text:p text:style-name="P4"><text:span text:style-name="T2"> `AvatarId` int(11) DEFAULT NULL,</text:span></text:p>
      <text:p text:style-name="P4"><text:span text:style-name="T2"> PRIMARY KEY (`id`)</text:span></text:p>
      <text:p text:style-name="P4"><text:span text:style-name="T2">) ENGINE=InnoDB AUTO_INCREMENT=6 DEFAULT CHARSET=latin1</text:span></text:p>
      <text:p text:style-name="P2"/>
      <text:p text:style-name="P2"/>
      <table:table table:name="Table2" table:style-name="Table1">
        <table:table-column table:style-name="TableColumn1"/>
        <table:table-row>
          <table:table-cell table:style-name="TableCell1">
            <text:p text:style-name="P3"><text:span text:style-name="T2">CREATE TABLE `Products` (</text:span></text:p>
            <text:p text:style-name="P3"><text:span text:style-name="T2"> `id_product` int(11) NOT NULL AUTO_INCREMENT,</text:span></text:p>
            <text:p text:style-name="P3"><text:span text:style-name="T2"> `Name` varchar(255) NOT NULL,</text:span></text:p>
            <text:p text:style-name="P3"><text:span text:style-name="T2"> `Quantity` int(255) NOT NULL,</text:span></text:p>
            <text:p text:style-name="P3"><text:span text:style-name="T2"> `img_id` int(11) DEFAULT NULL,</text:span></text:p>
            <text:p text:style-name="P3"><text:span text:style-name="T2"> `Price` int(255) NOT NULL,</text:span></text:p>
            <text:p text:style-name="P3"><text:span text:style-name="T2"> PRIMARY KEY (`id_product`)</text:span></text:p>
            <text:p text:style-name="P3"><text:span text:style-name="T2">) ENGINE=InnoDB AUTO_INCREMENT=12 DEFAULT CHARSET=latin1</text:span></text:p>
          </table:table-cell>
        </table:table-row>
      </table:table>
      <text:p text:style-name="P2"/>
      <text:p text:style-name="P2"/>
      <table:table table:name="Table3" table:style-name="Table1">
        <table:table-column table:style-name="TableColumn1"/>
        <table:table-row>
          <table:table-cell table:style-name="TableCell1">
            <text:p text:style-name="P3"><text:span text:style-name="T2">CREATE TABLE `Images` (</text:span></text:p>
            <text:p text:style-name="P3"><text:span text:style-name="T2"> `ImageName` varchar(255) NOT NULL,</text:span></text:p>
            <text:p text:style-name="P3"><text:span text:style-name="T2"> `ImageData` longblob NOT NULL,</text:span></text:p>
            <text:p text:style-name="P3"><text:span text:style-name="T2"> `ImageType` varchar(255) NOT NULL,</text:span></text:p>
            <text:p text:style-name="P3"><text:span text:style-name="T2"> `ImageExtension` varchar(255) NOT NULL,</text:span></text:p>
            <text:p text:style-name="P3"><text:span text:style-name="T2"> `id` int(11) NOT NULL AUTO_INCREMENT,</text:span></text:p>
            <text:p text:style-name="P3"><text:span text:style-name="T2"> PRIMARY KEY (`id`)</text:span></text:p>
            <text:p text:style-name="P3"><text:span text:style-name="T2">) ENGINE=InnoDB AUTO_INCREMENT=26 DEFAULT CHARSET=latin1</text:span></text:p>
          </table:table-cell>
        </table:table-row>
      </table:table>
      <text:p text:style-name="P2"/>
      <table:table table:name="Table4" table:style-name="Table1">
        <table:table-column table:style-name="TableColumn1"/>
        <table:table-row>
          <table:table-cell table:style-name="TableCell1">
            <text:p text:style-name="P3"><text:span text:style-name="T2">CREATE TABLE `Cart` (</text:span></text:p>
            <text:p text:style-name="P3"><text:span text:style-name="T2"> `id_cart` int(11) NOT NULL AUTO_INCREMENT,</text:span></text:p>
            <text:p text:style-name="P3"><text:span text:style-name="T2"> `p_id` int(11) NOT NULL,</text:span></text:p>
            <text:p text:style-name="P3"><text:span text:style-name="T2"> `quantity` int(255) NOT NULL,</text:span></text:p>
            <text:p text:style-name="P3"><text:span text:style-name="T2"> `bought` tinyint(1) NOT NULL,</text:span></text:p>
            <text:p text:style-name="P3"><text:span text:style-name="T2"> `user_id` int(11) NOT NULL,</text:span></text:p>
            <text:p text:style-name="P3"><text:span text:style-name="T2"> PRIMARY KEY (`id_cart`)</text:span></text:p>
            <text:p text:style-name="P3"><text:span text:style-name="T2">) ENGINE=InnoDB AUTO_INCREMENT=24 DEFAULT CHARSET=latin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